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3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4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7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8" style:family="graphic" style:parent-style-name="Objeto_20_sin_20_relleno_20_ni_20_línea">
      <style:graphic-properties draw:textarea-vertical-align="middle" draw:ole-draw-aspect="1" style:protect="size"/>
    </style:style>
    <style:style style:name="gr59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60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2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3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0.629cm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4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7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7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0.268cm" svg:y="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0.496cm" svg:y="4.842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0.423cm" svg:y="1.856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7.807cm" svg:y="4.867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177cm" svg:y="4.867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1.387cm" svg:y="4.867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68cm" svg:y1="5.709cm" svg:x2="14.177cm" svg:y2="5.709cm" draw:start-shape="id26" draw:start-glue-point="1" draw:end-shape="id27" svg:d="M12168 5709h2009" svg:viewBox="0 0 2010 1">
          <text:p/>
        </draw:connector>
        <draw:connector draw:style-name="gr4" draw:text-style-name="P4" draw:layer="layout" draw:type="line" svg:x1="5.528cm" svg:y1="5.709cm" svg:x2="7.807cm" svg:y2="5.709cm" draw:start-shape="id28" draw:start-glue-point="1" draw:end-shape="id26" draw:end-glue-point="3" svg:d="M5528 5709h2279" svg:viewBox="0 0 2280 1">
          <text:p/>
        </draw:connector>
        <draw:connector draw:style-name="gr4" draw:text-style-name="P4" draw:layer="layout" draw:type="line" svg:x1="19.595cm" svg:y1="5.709cm" svg:x2="21.387cm" svg:y2="5.709cm" draw:start-shape="id27" draw:end-shape="id29" draw:end-glue-point="3" svg:d="M19595 5709h1792" svg:viewBox="0 0 1793 1">
          <text:p/>
        </draw:connector>
        <draw:connector draw:style-name="gr32" draw:text-style-name="P5" draw:layer="layout" svg:x1="12.378cm" svg:y1="3.244cm" svg:x2="3.012cm" svg:y2="4.842cm" draw:start-shape="id30" draw:start-glue-point="2" draw:end-shape="id28" svg:d="M12378 3244v799h-9366v799" svg:viewBox="0 0 9367 1599">
          <text:p/>
        </draw:connector>
        <draw:connector draw:style-name="gr32" draw:text-style-name="P5" draw:layer="layout" svg:x1="12.378cm" svg:y1="3.244cm" svg:x2="9.987cm" svg:y2="4.867cm" draw:start-shape="id30" draw:start-glue-point="2" draw:end-shape="id26" draw:end-glue-point="0" svg:d="M12378 3244v811h-2391v812" svg:viewBox="0 0 2392 1624">
          <text:p/>
        </draw:connector>
        <draw:connector draw:style-name="gr32" draw:text-style-name="P5" draw:layer="layout" svg:x1="12.378cm" svg:y1="3.244cm" svg:x2="16.886cm" svg:y2="4.867cm" draw:start-shape="id30" draw:start-glue-point="2" draw:end-shape="id27" svg:d="M12378 3244v812h4508v811" svg:viewBox="0 0 4509 1624">
          <text:p/>
        </draw:connector>
        <draw:connector draw:style-name="gr32" draw:text-style-name="P5" draw:layer="layout" svg:x1="12.378cm" svg:y1="3.244cm" svg:x2="23.869cm" svg:y2="4.867cm" draw:start-shape="id30" draw:start-glue-point="2" draw:end-shape="id29" svg:d="M12378 3244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9.284cm" svg:height="14.023cm" svg:x="0.716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8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3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8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3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8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3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8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9" draw:text-style-name="P23" xml:id="id58" draw:id="id58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59" draw:id="id59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1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60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60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60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60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60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60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3" draw:text-style-name="P5" draw:layer="layout" draw:type="line" svg:x1="16.592cm" svg:y1="6.271cm" svg:x2="18.06cm" svg:y2="6.285cm" draw:start-shape="id51" draw:start-glue-point="3" draw:end-shape="id58" draw:end-glue-point="3" svg:d="M16592 6271l1468 14" svg:viewBox="0 0 1469 15">
          <text:p/>
        </draw:connector>
        <draw:connector draw:style-name="gr63" draw:text-style-name="P5" draw:layer="layout" draw:type="line" svg:x1="16.592cm" svg:y1="9.982cm" svg:x2="18.06cm" svg:y2="9.982cm" draw:start-shape="id53" draw:start-glue-point="3" draw:end-shape="id59" draw:end-glue-point="3" svg:d="M16592 9982h1468" svg:viewBox="0 0 1469 1">
          <text:p/>
        </draw:connector>
        <draw:custom-shape draw:style-name="gr64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8" draw:layer="layout" svg:width="3.585cm" svg:height="12.573cm" svg:x="1.553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179cm" svg:y="16.17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335cm" svg:y="16.17cm">
          <draw:text-box>
            <text:p text:style-name="P12"><text:span text:style-name="T7">Camada de saída</text:span></text:p>
          </draw:text-box>
        </draw:frame>
        <draw:frame draw:style-name="gr66" draw:text-style-name="P25" draw:layer="layout" svg:width="5.091cm" svg:height="0.879cm" svg:x="0.8cm" svg:y="16.17cm">
          <draw:text-box>
            <text:p text:style-name="P12"><text:span text:style-name="T7">Camada de entrada</text:span></text:p>
          </draw:text-box>
        </draw:frame>
        <draw:custom-shape draw:style-name="gr53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12.371cm" svg:x2="9.308cm" svg:y2="13.078cm" draw:start-shape="id60" draw:start-glue-point="3" draw:end-shape="id57" draw:end-glue-point="2" svg:d="M9305 12371l3 707" svg:viewBox="0 0 4 708">
          <text:p/>
        </draw:connector>
        <draw:frame draw:style-name="gr58" draw:text-style-name="P2" xml:id="id60" draw:id="id60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0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60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1" draw:text-style-name="P24" xml:id="id64" draw:id="id64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5" draw:id="id65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6" draw:id="id66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8" draw:id="id68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60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60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3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62" draw:id="id62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11.66cm" svg:x2="15.455cm" svg:y2="12.367cm" draw:start-shape="id61" draw:start-glue-point="3" draw:end-shape="id62" draw:end-glue-point="2" svg:d="M15452 11660l3 707" svg:viewBox="0 0 4 708">
          <text:p/>
        </draw:connector>
        <draw:frame draw:style-name="gr58" draw:text-style-name="P2" xml:id="id61" draw:id="id61" draw:layer="layout" svg:width="0.778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3" draw:text-style-name="P5" draw:layer="layout" draw:type="line" svg:x1="16.592cm" svg:y1="13.465cm" svg:x2="18.06cm" svg:y2="13.465cm" draw:start-shape="id62" draw:start-glue-point="3" draw:end-shape="id63" draw:end-glue-point="3" svg:d="M16592 13465h1468" svg:viewBox="0 0 1469 1">
          <text:p/>
        </draw:connector>
        <draw:custom-shape draw:style-name="gr59" draw:text-style-name="P23" xml:id="id63" draw:id="id63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10.445cm" svg:y1="9.982cm" svg:x2="14.317cm" svg:y2="13.465cm" draw:start-shape="id49" draw:start-glue-point="3" draw:end-shape="id62" draw:end-glue-point="1" svg:d="M10445 9982l3872 3483" svg:viewBox="0 0 3873 3484">
          <text:p/>
        </draw:connector>
        <draw:connector draw:style-name="gr60" draw:text-style-name="P5" xml:id="id69" draw:id="id69" draw:layer="layout" draw:type="line" svg:x1="10.446cm" svg:y1="14.177cm" svg:x2="14.317cm" svg:y2="13.465cm" draw:end-shape="id62" draw:end-glue-point="1" svg:d="M10446 14177l3871-712" svg:viewBox="0 0 3872 713">
          <text:p/>
        </draw:connector>
        <draw:frame draw:style-name="gr58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8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8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60" draw:text-style-name="P5" draw:layer="layout" draw:type="line" svg:x1="3.536cm" svg:y1="9.031cm" svg:x2="8.17cm" svg:y2="14.176cm" draw:start-shape="id64" draw:start-glue-point="1" draw:end-shape="id57" draw:end-glue-point="1" svg:d="M3536 9031l4634 5145" svg:viewBox="0 0 4635 5146">
          <text:p/>
        </draw:connector>
        <draw:connector draw:style-name="gr60" draw:text-style-name="P5" draw:layer="layout" draw:type="line" svg:x1="3.536cm" svg:y1="9.031cm" svg:x2="8.17cm" svg:y2="9.982cm" draw:start-shape="id64" draw:start-glue-point="1" draw:end-shape="id49" draw:end-glue-point="1" svg:d="M3536 9031l4634 951" svg:viewBox="0 0 4635 952">
          <text:p/>
        </draw:connector>
        <draw:connector draw:style-name="gr60" draw:text-style-name="P5" draw:layer="layout" draw:type="line" svg:x1="3.536cm" svg:y1="9.031cm" svg:x2="8.17cm" svg:y2="5.959cm" draw:start-shape="id64" draw:start-glue-point="1" draw:end-shape="id47" draw:end-glue-point="1" svg:d="M3536 9031l4634-3072" svg:viewBox="0 0 4635 3073">
          <text:p/>
        </draw:connector>
        <draw:connector draw:style-name="gr60" draw:text-style-name="P5" draw:layer="layout" draw:type="line" svg:x1="3.536cm" svg:y1="10.48cm" svg:x2="8.17cm" svg:y2="14.176cm" draw:start-shape="id65" draw:start-glue-point="1" draw:end-shape="id57" draw:end-glue-point="1" svg:d="M3536 10480l4634 3696" svg:viewBox="0 0 4635 3697">
          <text:p/>
        </draw:connector>
        <draw:connector draw:style-name="gr60" draw:text-style-name="P5" draw:layer="layout" draw:type="line" svg:x1="3.536cm" svg:y1="10.48cm" svg:x2="8.17cm" svg:y2="9.982cm" draw:start-shape="id65" draw:start-glue-point="1" svg:d="M3536 10480l4634-498" svg:viewBox="0 0 4635 499">
          <text:p/>
        </draw:connector>
        <draw:connector draw:style-name="gr60" draw:text-style-name="P5" draw:layer="layout" draw:type="line" svg:x1="3.536cm" svg:y1="10.48cm" svg:x2="8.17cm" svg:y2="5.959cm" draw:start-shape="id65" draw:start-glue-point="1" draw:end-shape="id47" draw:end-glue-point="1" svg:d="M3536 10480l4634-4521" svg:viewBox="0 0 4635 4522">
          <text:p/>
        </draw:connector>
        <draw:connector draw:style-name="gr60" draw:text-style-name="P5" draw:layer="layout" draw:type="line" svg:x1="3.492cm" svg:y1="12.002cm" svg:x2="8.17cm" svg:y2="14.176cm" draw:start-shape="id66" draw:start-glue-point="1" svg:d="M3492 12002l4678 2174" svg:viewBox="0 0 4679 2175">
          <text:p/>
        </draw:connector>
        <draw:connector draw:style-name="gr60" draw:text-style-name="P5" draw:layer="layout" draw:type="line" svg:x1="3.536cm" svg:y1="13.528cm" svg:x2="8.17cm" svg:y2="14.176cm" draw:start-shape="id67" draw:start-glue-point="1" svg:d="M3536 13528l4634 648" svg:viewBox="0 0 4635 649">
          <text:p/>
        </draw:connector>
        <draw:connector draw:style-name="gr60" draw:text-style-name="P5" draw:layer="layout" draw:type="line" svg:x1="3.492cm" svg:y1="15.05cm" svg:x2="8.17cm" svg:y2="14.176cm" draw:start-shape="id68" draw:start-glue-point="1" svg:d="M3492 15050l4678-874" svg:viewBox="0 0 4679 875">
          <text:p/>
        </draw:connector>
        <draw:connector draw:style-name="gr60" draw:text-style-name="P5" draw:layer="layout" draw:type="line" svg:x1="3.492cm" svg:y1="12.002cm" svg:x2="8.17cm" svg:y2="9.982cm" draw:start-shape="id66" draw:start-glue-point="1" svg:d="M3492 12002l4678-2020" svg:viewBox="0 0 4679 2021">
          <text:p/>
        </draw:connector>
        <draw:connector draw:style-name="gr60" draw:text-style-name="P5" draw:layer="layout" draw:type="line" svg:x1="3.536cm" svg:y1="13.528cm" svg:x2="8.17cm" svg:y2="9.982cm" draw:start-shape="id67" draw:start-glue-point="1" svg:d="M3536 13528l4634-3546" svg:viewBox="0 0 4635 3547">
          <text:p/>
        </draw:connector>
        <draw:connector draw:style-name="gr60" draw:text-style-name="P5" draw:layer="layout" draw:type="line" svg:x1="3.492cm" svg:y1="15.05cm" svg:x2="8.17cm" svg:y2="9.982cm" draw:start-shape="id68" draw:start-glue-point="1" svg:d="M3492 15050l4678-5068" svg:viewBox="0 0 4679 5069">
          <text:p/>
        </draw:connector>
        <draw:connector draw:style-name="gr60" draw:text-style-name="P5" draw:layer="layout" draw:type="line" svg:x1="3.492cm" svg:y1="12.002cm" svg:x2="8.17cm" svg:y2="5.96cm" draw:start-shape="id66" draw:start-glue-point="1" svg:d="M3492 12002l4678-6042" svg:viewBox="0 0 4679 6043">
          <text:p/>
        </draw:connector>
        <draw:connector draw:style-name="gr60" draw:text-style-name="P5" draw:layer="layout" draw:type="line" svg:x1="3.536cm" svg:y1="13.528cm" svg:x2="8.17cm" svg:y2="5.96cm" draw:start-shape="id67" draw:start-glue-point="1" svg:d="M3536 13528l4634-7568" svg:viewBox="0 0 4635 7569">
          <text:p/>
        </draw:connector>
        <draw:connector draw:style-name="gr60" draw:text-style-name="P5" draw:layer="layout" draw:type="line" svg:x1="3.492cm" svg:y1="15.05cm" svg:x2="8.17cm" svg:y2="5.96cm" draw:start-shape="id68" draw:start-glue-point="1" svg:d="M3492 15050l4678-9090" svg:viewBox="0 0 4679 9091">
          <text:p/>
        </draw:connector>
        <draw:connector draw:style-name="gr60" draw:text-style-name="P5" draw:layer="layout" draw:type="line" svg:x1="10.445cm" svg:y1="5.959cm" svg:x2="14.317cm" svg:y2="13.465cm" draw:start-shape="id47" draw:start-glue-point="3" draw:end-shape="id62" draw:end-glue-point="1" svg:d="M10445 5959l3872 7506" svg:viewBox="0 0 3873 7507">
          <text:p/>
        </draw:connector>
        <draw:connector draw:style-name="gr60" draw:text-style-name="P5" draw:layer="layout" draw:type="line" svg:x1="10.446cm" svg:y1="14.177cm" svg:x2="14.317cm" svg:y2="9.982cm" draw:start-shape="id69" draw:start-glue-point="2" draw:end-shape="id53" draw:end-glue-point="1" svg:d="M10446 14177l3871-4195" svg:viewBox="0 0 3872 4196">
          <text:p/>
        </draw:connector>
        <draw:connector draw:style-name="gr60" draw:text-style-name="P5" draw:layer="layout" draw:type="line" svg:x1="10.445cm" svg:y1="14.176cm" svg:x2="14.317cm" svg:y2="6.271cm" draw:start-shape="id57" draw:end-shape="id51" draw:end-glue-point="1" svg:d="M10445 14176l3872-7905" svg:viewBox="0 0 3873 7906">
          <text:p/>
        </draw:connector>
      </draw:page>
      <draw:page draw:name="page6" draw:style-name="dp1" draw:master-page-name="Padrão">
        <draw:custom-shape draw:style-name="gr67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70" draw:id="id70">
          <draw:custom-shape draw:style-name="gr68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1" draw:id="id71">
          <draw:custom-shape draw:style-name="gr70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2" draw:text-style-name="P5" draw:layer="layout" draw:type="line" svg:x1="9.761cm" svg:y1="5.284cm" svg:x2="13.068cm" svg:y2="5.284cm" draw:start-shape="id70" draw:end-shape="id71" draw:end-glue-point="3" svg:d="M9761 5284h3307" svg:viewBox="0 0 3308 1">
          <text:p/>
        </draw:connector>
        <draw:frame draw:style-name="gr73" draw:text-style-name="P28" draw:layer="layout" svg:width="0.853cm" svg:height="0.962cm" svg:x="9.802cm" svg:y="4.325cm">
          <draw:text-box>
            <text:p>1</text:p>
          </draw:text-box>
        </draw:frame>
        <draw:frame draw:style-name="gr73" draw:text-style-name="P28" draw:layer="layout" svg:width="0.853cm" svg:height="0.962cm" svg:x="12.177cm" svg:y="4.325cm">
          <draw:text-box>
            <text:p>n</text:p>
          </draw:text-box>
        </draw:frame>
        <draw:custom-shape draw:style-name="gr74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5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Padrão">
        <draw:custom-shape draw:style-name="gr77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" xml:id="id72" draw:id="id7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73" draw:id="id7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4" draw:id="id7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xml:id="id75" draw:id="id7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72" draw:start-glue-point="2" draw:end-shape="id7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73" draw:start-glue-point="2" draw:end-shape="id7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73" draw:start-glue-point="2" draw:end-shape="id7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17T23:13:53.732000000</dc:date>
    <meta:editing-duration>P1DT3H17M19S</meta:editing-duration>
    <meta:editing-cycles>122</meta:editing-cycles>
    <meta:generator>LibreOffice/5.2.3.3$Windows_x86 LibreOffice_project/d54a8868f08a7b39642414cf2c8ef2f228f780cf</meta:generator>
    <meta:document-statistic meta:object-count="263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3</mn>
      </mrow>
    </msub>
    <annotation encoding="StarMath 5.0">%theta_{s3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